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c8" officeooo:paragraph-rsid="0001b3c8"/>
    </style:style>
    <style:style style:name="P2" style:family="paragraph" style:parent-style-name="Standard">
      <style:text-properties officeooo:rsid="00021856" officeooo:paragraph-rsid="00021856"/>
    </style:style>
    <style:style style:name="P3" style:family="paragraph" style:parent-style-name="Standard" style:list-style-name="L1">
      <style:text-properties officeooo:rsid="00021856" officeooo:paragraph-rsid="00021856"/>
    </style:style>
    <style:style style:name="T1" style:family="text">
      <style:text-properties style:text-position="super 58%"/>
    </style:style>
    <style:style style:name="T2"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rting Algorithms</text:p>
      <text:p text:style-name="P1"/>
      <text:p text:style-name="P1">Insertion Sort</text:p>
      <text:p text:style-name="P1"/>
      <text:p text:style-name="P1">Insertion sort is an algorithm that takes an element and compares it with the previous elements in the array, if the previous element is greater than the current element it gets shifted back and then it is compared against the previous again until the previous is less that the current element, then the current element gets inserted into that position. To achieve this you will need a pointer to keep track of the position being checked and a variable to store the current value to check. This algorithm has a O(n<text:span text:style-name="T1">2</text:span><text:span text:style-name="T2">) complexity in the worst case scenario.</text:span></text:p>
      <text:p text:style-name="P1"><text:span text:style-name="T2"/></text:p>
      <text:p text:style-name="P2"><text:span text:style-name="T2">Insertion Sort Pseudo Code</text:span></text:p>
      <text:p text:style-name="P2"><text:span text:style-name="T2"/></text:p>
      <text:list xml:id="list3142460" text:style-name="L1">
        <text:list-item>
          <text:p text:style-name="P3"><text:span text:style-name="T2">Get the current element to be checked.</text:span></text:p>
        </text:list-item>
        <text:list-item>
          <text:p text:style-name="P3"><text:span text:style-name="T2">Get the position of that element. Initially it will be the second position of the array.</text:span></text:p>
        </text:list-item>
        <text:list-item>
          <text:p text:style-name="P3"><text:span text:style-name="T2">Check the previous position to see if it is greater or less than the current element.</text:span></text:p>
        </text:list-item>
        <text:list-item>
          <text:p text:style-name="P3"><text:span text:style-name="T2">If it is greater move the previous element to the current position and then decrease the position by one. Do the next iteration.</text:span></text:p>
        </text:list-item>
        <text:list-item>
          <text:p text:style-name="P3"><text:span text:style-name="T2">If it is less than the current element, insert the current element into the current position and exit the loop</text:span></text:p>
        </text:list-item>
        <text:list-item>
          <text:p text:style-name="P3"><text:span text:style-name="T2">If the current position is zero the insert the current element anyway because there is nowhere else to go.</text:span></text:p>
        </text:list-item>
        <text:list-item>
          <text:p text:style-name="P3"><text:span text:style-name="T2">Repeat with each element of the array until you reach the end of it.</text:span></text:p>
        </text:list-item>
      </text:list>
      <text:p text:style-name="P2"><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16:04:16.414292084</meta:creation-date>
    <dc:date>2021-01-03T16:22:21.611064033</dc:date>
    <meta:editing-duration>PT7M55S</meta:editing-duration>
    <meta:editing-cycles>1</meta:editing-cycles>
    <meta:document-statistic meta:table-count="0" meta:image-count="0" meta:object-count="0" meta:page-count="1" meta:paragraph-count="11" meta:word-count="227" meta:character-count="1243" meta:non-whitespace-character-count="1034"/>
    <meta:generator>LibreOffice/6.4.6.2$Linux_X86_64 LibreOffice_project/40$Build-2</meta:generator>
  </office:meta>
</office:document-meta>
</file>